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6]-[.F6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7]-[.F7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Mens. 01/2026 (A.C.)</text:p>
          </table:table-cell>
          <table:table-cell table:style-name="ce63" office:value-type="float" office:value="440" calcext:value-type="float">
            <text:p>44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8]-[.F8]" office:value-type="float" office:value="440" calcext:value-type="float">
            <text:p>44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2-28" calcext:value-type="date">
            <text:p>28/02/2026</text:p>
          </table:table-cell>
          <table:table-cell table:style-name="ce57" office:value-type="string" calcext:value-type="string">
            <text:p>Mens. 02/2026 (A.C.)</text:p>
          </table:table-cell>
          <table:table-cell table:style-name="ce63" office:value-type="float" office:value="440" calcext:value-type="float">
            <text:p>44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9]-[.F9]" office:value-type="float" office:value="440" calcext:value-type="float">
            <text:p>44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9])" office:value-type="float" office:value="1720" calcext:value-type="float">
            <text:p>1.72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6.7715272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6.772637725">00:00:00</text:time></text:span><text:span text:style-name="MT2"><text:time style:data-style-name="N2" text:time-value="11:13:06.772661277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3-02">00/00/0000</text:date><text:s/>- <text:time style:data-style-name="N2" text:time-value="11:13:06.773765532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3-02T11:13:07.118879343</dc:date>
    <meta:print-date>2020-10-05T15:55:44.962000000</meta:print-date>
    <dc:language>pt-PT</dc:language>
    <meta:editing-cycles>705</meta:editing-cycles>
    <meta:editing-duration>PT10H24M42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